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3547in"/>
    </style:style>
    <style:style style:name="co2" style:family="table-column">
      <style:table-column-properties fo:break-before="auto" style:column-width="0.4709in"/>
    </style:style>
    <style:style style:name="co3" style:family="table-column">
      <style:table-column-properties fo:break-before="auto" style:column-width="1.389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0189in"/>
    </style:style>
    <style:style style:name="co6" style:family="table-column">
      <style:table-column-properties fo:break-before="auto" style:column-width="1.1807in"/>
    </style:style>
    <style:style style:name="co7" style:family="table-column">
      <style:table-column-properties fo:break-before="auto" style:column-width="1.5201in"/>
    </style:style>
    <style:style style:name="co8" style:family="table-column">
      <style:table-column-properties fo:break-before="auto" style:column-width="1.2118in"/>
    </style:style>
    <style:style style:name="co9" style:family="table-column">
      <style:table-column-properties fo:break-before="auto" style:column-width="0.5862in"/>
    </style:style>
    <style:style style:name="co10" style:family="table-column">
      <style:table-column-properties fo:break-before="auto" style:column-width="0.6555in"/>
    </style:style>
    <style:style style:name="co11" style:family="table-column">
      <style:table-column-properties fo:break-before="auto" style:column-width="0.69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 style:data-style-name="N99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4" table:default-cell-style-name="ce2"/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Approximate Duration (Minutes)</text:p>
          </table:table-cell>
          <table:table-cell office:value-type="string" calcext:value-type="string">
            <text:p>Player Death</text:p>
          </table:table-cell>
          <table:table-cell office:value-type="string" calcext:value-type="string">
            <text:p>Cause of Death</text:p>
          </table:table-cell>
          <table:table-cell table:style-name="Default" office:value-type="string" calcext:value-type="string">
            <text:p>Achievement: Acquire Hardware</text:p>
          </table:table-cell>
          <table:table-cell table:style-name="Default" office:value-type="string" calcext:value-type="string">
            <text:p><text:span text:style-name="T1">Achievement: </text:span>We Need to Go Deeper</text:p>
          </table:table-cell>
          <table:table-cell table:style-name="Default" office:value-type="string" calcext:value-type="string">
            <text:p><text:span text:style-name="T1">Achievement: </text:span>A Terrible Fortress</text:p>
          </table:table-cell>
          <table:table-cell table:style-name="Default" office:value-type="string" calcext:value-type="string">
            <text:p><text:span text:style-name="T1">Achievement: </text:span>Into Fire</text:p>
          </table:table-cell>
          <table:table-cell table:style-name="Default" office:value-type="string" calcext:value-type="string">
            <text:p><text:span text:style-name="T1">Achievement: </text:span>Eye Spy</text:p>
          </table:table-cell>
          <table:table-cell table:style-name="Default" office:value-type="string" calcext:value-type="string">
            <text:p><text:span text:style-name="T1">Achievement: </text:span>The End?</text:p>
          </table:table-cell>
          <table:table-cell table:style-name="Default" office:value-type="string" calcext:value-type="string">
            <text:p><text:span text:style-name="T1">Achievement: </text:span>Free the end.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Creeper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Creeper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Spider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Fall Damag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Drowned (Mob)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Creeper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Enderman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relly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Creeper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relly</text:p>
          </table:table-cell>
          <table:table-cell office:value-type="string" calcext:value-type="string">
            <text:p>Neuro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Fall Damag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Creeper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Starv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Zombified Piglin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5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Iron Golem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Zombified Piglin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5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Skeleton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5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Skeleton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Drowned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Iron Golem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Drowned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Drowned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relly</text:p>
          </table:table-cell>
          <table:table-cell office:value-type="string" calcext:value-type="string">
            <text:p>Neuro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relly</text:p>
          </table:table-cell>
          <table:table-cell office:value-type="string" calcext:value-type="string">
            <text:p>Fall Damag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relly</text:p>
          </table:table-cell>
          <table:table-cell office:value-type="string" calcext:value-type="string">
            <text:p>Neuro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Skeleton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Neuro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Witch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Vedal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Drowned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Creeper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Drowned (Mob)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Fall Damag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5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Creeper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Skeleton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Creeper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Fall Damag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5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Lava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Creeper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Drowned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Drowned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Drowned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Iron Golem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Lava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Zombie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Creeper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5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relly</text:p>
          </table:table-cell>
          <table:table-cell office:value-type="string" calcext:value-type="string">
            <text:p>Husk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Skeleton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Fall Damag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relly</text:p>
          </table:table-cell>
          <table:table-cell office:value-type="string" calcext:value-type="string">
            <text:p>Creeper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Fall Damage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Skeleton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Skeleton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Iron Golem</text:p>
          </table:table-cell>
          <table:table-cell table:number-columns-repeated="4"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Zombie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Guradian</text:p>
          </table:table-cell>
          <table:table-cell table:number-columns-repeated="5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Skeleton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Skeleton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relly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Drowned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Fall Damag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Fall Damag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5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Enderman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"/>
          <table:table-cell table:number-columns-repeated="2" office:value-type="boolean" office:boolean-value="true" calcext:value-type="boolean">
            <text:p>TRUE</text:p>
          </table:table-cell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7">00/00/0000</text:date>, <text:time style:data-style-name="N2" text:time-value="12:14:52.79255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7T07:00:45.999580000</meta:creation-date>
    <dc:date>2025-12-07T16:02:26.645507000</dc:date>
    <meta:editing-duration>PT8H10M36S</meta:editing-duration>
    <meta:editing-cycles>158</meta:editing-cycles>
    <meta:generator>LibreOffice/25.8.1.1$MacOSX_AARCH64 LibreOffice_project/54047653041915e595ad4e45cccea684809c77b5</meta:generator>
    <meta:document-statistic meta:table-count="1" meta:cell-count="904" meta:object-count="0"/>
  </office:meta>
</office:document-meta>
</file>